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officeooo:rsid="000fd454" officeooo:paragraph-rsid="000fd454" style:font-size-asian="11pt" style:font-size-complex="11pt"/>
    </style:style>
    <style:style style:name="P2" style:family="paragraph" style:parent-style-name="Standard">
      <style:text-properties style:font-name="Arial" fo:font-size="11pt" fo:font-weight="bold" officeooo:rsid="000fd454" officeooo:paragraph-rsid="000fd454" style:font-size-asian="11pt" style:font-weight-asian="bold" style:font-size-complex="11pt" style:font-weight-complex="bold"/>
    </style:style>
    <style:style style:name="P3" style:family="paragraph" style:parent-style-name="Text_20_body">
      <style:text-properties style:font-name="Arial" fo:font-size="11pt" officeooo:rsid="000fd454" officeooo:paragraph-rsid="000fd454" style:font-size-asian="11pt" style:font-size-complex="11pt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style:font-name="Arial"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ay 21 task:</text:p>
      <text:p text:style-name="P1"/>
      <text:p text:style-name="P1"/>
      <text:p text:style-name="P3">Either collect Tag or Class names</text:p>
      <text:p text:style-name="P4">Filter by index value</text:p>
      <text:p text:style-name="P4">Obtain a specific attribute value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3T18:35:01.869000000</meta:creation-date>
    <dc:date>2024-01-23T18:36:11.894000000</dc:date>
    <meta:editing-duration>PT1M10S</meta:editing-duration>
    <meta:editing-cycles>1</meta:editing-cycles>
    <meta:document-statistic meta:table-count="0" meta:image-count="0" meta:object-count="0" meta:page-count="1" meta:paragraph-count="4" meta:word-count="18" meta:character-count="99" meta:non-whitespace-character-count="85"/>
    <meta:generator>LibreOffice/7.6.4.1$Windows_X86_64 LibreOffice_project/e19e193f88cd6c0525a17fb7a176ed8e6a3e2aa1</meta:generator>
  </office:meta>
</office:document-meta>
</file>